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0a07f" style:font-size-asian="11pt" style:font-size-complex="11pt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063a409"/>
    </style:style>
    <style:style style:name="T39" style:family="text">
      <style:text-properties officeooo:rsid="034a2232"/>
    </style:style>
    <style:style style:name="T40" style:family="text">
      <style:text-properties officeooo:rsid="0387836c"/>
    </style:style>
    <style:style style:name="T41" style:family="text">
      <style:text-properties officeooo:rsid="03b4652d"/>
    </style:style>
    <style:style style:name="T42" style:family="text">
      <style:text-properties officeooo:rsid="03b75219"/>
    </style:style>
    <style:style style:name="T43" style:family="text">
      <style:text-properties officeooo:rsid="023d18e5"/>
    </style:style>
    <style:style style:name="T44" style:family="text">
      <style:text-properties officeooo:rsid="00836784"/>
    </style:style>
    <style:style style:name="T45" style:family="text">
      <style:text-properties officeooo:rsid="036e9576"/>
    </style:style>
    <style:style style:name="T46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41">Esser-</text:span>Skala, 201<text:span text:style-name="T46">9</text:span></text:p>
      <text:p text:style-name="P16"/>
      <text:p text:style-name="P16"/>
      <text:p text:style-name="P11">© 201<text:span text:style-name="T46">9</text:span> by Wolfgang <text:span text:style-name="T41">Esser-</text:span>Skala. This edition is licensed under the<text:span text:style-name="T39"><text:line-break/></text:span>Creative Commons Attribution<text:span text:style-name="T33">-NonCommercial-ShareAlike</text:span> 4.0 International License.<text:span text:style-name="T39"><text:line-break/></text:span>To view a copy of this license, visit http://creativecommons.org/licenses/by<text:span text:style-name="T34">-nc-sa</text:span>/4.0/.</text:p>
      <text:p text:style-name="P10"/>
      <text:p text:style-name="P12">Music engraving by LilyPond 2.18.0 (http://www.lilypond.org).<text:span text:style-name="T32"><text:line-break/>Front matter</text:span> typeset with EB Garamond (http://www.georgduffner.at/ebgaramond).</text:p>
      <text:p text:style-name="P16"/>
      <text:p text:style-name="P9">First <text:span text:style-name="T35">version</text:span>, <text:span text:style-name="T46">April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3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46">10</text:span>).</text:p>
      <text:p text:style-name="P3"/>
      <text:p text:style-name="P4">In general, this edition closely follows the <text:span text:style-name="T40">manuscript</text:span>. Any changes <text:span text:style-name="T3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8">K Y R I E</text:p>
      <text:p text:style-name="P5"/>
      <text:p text:style-name="P24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5">Abbreviations: A, alto; B, bass;<text:span text:style-name="T43"> cor, horn; Ms, manuscript; o</text:span>rg, basses and organ; <text:span text:style-name="T43">r, rest;</text:span> T<text:span text:style-name="T44">, </text:span>tenor; <text:span text:style-name="T45">tr, trumpet; vl</text:span>, violin;<text:span text:style-name="T45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ssmann-missa-in-D)</text:span>. Your help will be greatly appreciated.</text:p>
      <text:p text:style-name="P8"/>
      <text:p text:style-name="P8"/>
      <text:p text:style-name="P8"><text:span text:style-name="T8">Salzburg, </text:span><text:span text:style-name="T15">April 2019</text:span><text:line-break/>Wolfgang <text:span text:style-name="T41">Esser-</text:span>Skala</text:p>
      <text:p text:style-name="P22"/>
      <text:p text:style-name="P20"><text:span text:style-name="T39"><text:line-break/></text:span>C O N T E N T S</text:p>
      <text:p text:style-name="P14"/>
      <text:p text:style-name="P13"/>
      <text:p text:style-name="P15"><text:span text:style-name="T3">Kyrie</text:span><text:span text:style-name="T42"><text:line-break/><text:tab/>1.1<text:tab/>Kyrie<text:tab/>3<text:line-break/><text:tab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0T18:57:43.156627329</dc:date>
    <dc:creator>Wolfgang Skala</dc:creator>
    <meta:editing-duration>P11DT22H43M57S</meta:editing-duration>
    <meta:editing-cycles>1076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92" meta:character-count="2295" meta:non-whitespace-character-count="1902"/>
  </office:meta>
</office:document-meta>
</file>